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98d5" officeooo:paragraph-rsid="001598d5"/>
    </style:style>
    <style:style style:name="P2" style:family="paragraph" style:parent-style-name="Standard">
      <style:paragraph-properties fo:text-align="start" style:justify-single-word="false"/>
      <style:text-properties officeooo:rsid="001598d5" officeooo:paragraph-rsid="001598d5"/>
    </style:style>
    <style:style style:name="P3" style:family="paragraph" style:parent-style-name="Standard">
      <style:paragraph-properties fo:text-align="start" style:justify-single-word="false"/>
      <style:text-properties officeooo:rsid="00171182" officeooo:paragraph-rsid="00171182"/>
    </style:style>
    <style:style style:name="P4" style:family="paragraph" style:parent-style-name="Standard">
      <style:paragraph-properties fo:text-align="start" style:justify-single-word="false"/>
      <style:text-properties officeooo:rsid="00174a1b" officeooo:paragraph-rsid="00174a1b"/>
    </style:style>
    <style:style style:name="P5" style:family="paragraph" style:parent-style-name="Standard">
      <style:paragraph-properties fo:text-align="start" style:justify-single-word="false"/>
      <style:text-properties officeooo:rsid="00174a1b" officeooo:paragraph-rsid="00198772"/>
    </style:style>
    <style:style style:name="P6" style:family="paragraph" style:parent-style-name="Standard">
      <style:paragraph-properties fo:text-align="start" style:justify-single-word="false"/>
      <style:text-properties officeooo:rsid="00180215" officeooo:paragraph-rsid="00198772"/>
    </style:style>
    <style:style style:name="P7" style:family="paragraph" style:parent-style-name="Standard">
      <style:paragraph-properties fo:text-align="start" style:justify-single-word="false"/>
      <style:text-properties officeooo:rsid="00174a1b" officeooo:paragraph-rsid="00174a1b"/>
    </style:style>
    <style:style style:name="T1" style:family="text">
      <style:text-properties officeooo:rsid="00174a1b"/>
    </style:style>
    <style:style style:name="T2" style:family="text">
      <style:text-properties officeooo:rsid="001b31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os Prácticos 3 y 4</text:p>
      <text:p text:style-name="P2"/>
      <text:p text:style-name="P2"/>
      <text:p text:style-name="P2">3. Responde a las siguientes cuestiones:</text:p>
      <text:p text:style-name="P2"/>
      <text:p text:style-name="P2">1) Identifica los ODS que se ven beneficiados con las actuaciones que lleva a cabo Yuyis S.L.,</text:p>
      <text:p text:style-name="P2">enumerando las acciones que lo posibilitan.</text:p>
      <text:p text:style-name="P2"/>
      <text:p text:style-name="P3">ODS 3: ambiente laboral saludable con ergonomía, limpieza en las instalaciones y zonas de descanso, gimnasio y sala de lactancia</text:p>
      <text:p text:style-name="P3"/>
      <text:p text:style-name="P3">ODS 4: imparten formación en nuevas tecnologías para profesionales de distintos sectores</text:p>
      <text:p text:style-name="P3"/>
      <text:p text:style-name="P3">ODS 5: medidas de conciliación laboral con flexibilidad horaria y respeto a la diversidad en el entorno laboral</text:p>
      <text:p text:style-name="P3"/>
      <text:p text:style-name="P3">ODS 8: políticas de inclusión social y mejora de empleo, atracción de talento y mejora de resultados mediante la diversidad y colaboración con empresas del entorno para potenciar el desarrollo económico</text:p>
      <text:p text:style-name="P3"/>
      <text:p text:style-name="P3">ODS 9: inversión en desarrollo e innovación, mejoras en instalaciones y procedsos y obtención de certificados ISO para garantizar la calidad</text:p>
      <text:p text:style-name="P3"/>
      <text:p text:style-name="P3">ODS 10: donaciones a causas sociales para mejorar la inclusión y la igualdad y políticas laborales basadas en la diversidad y el respeto</text:p>
      <text:p text:style-name="P3"/>
      <text:p text:style-name="P3">ODS 17: estrategias de colaboración con empresas del entorno para mejorar los resultados e impacto</text:p>
      <text:p text:style-name="P2"/>
      <text:p text:style-name="P2"/>
      <text:p text:style-name="P2">2) Enumera otras acciones que podrían llevar a cabo Yuyis S.L. para lograr la consecución de</text:p>
      <text:p text:style-name="P2">las metas propuestas en los objetivos de desarrollo sostenible, presentes en los planes de</text:p>
      <text:p text:style-name="P2">Dolores y Juan.</text:p>
      <text:p text:style-name="P2"/>
      <text:p text:style-name="P2">- <text:span text:style-name="T1">Ofrecer seguros médicos</text:span></text:p>
      <text:p text:style-name="P2">- <text:span text:style-name="T1">Ofrecer Becas o ayudas</text:span></text:p>
      <text:p text:style-name="P2">- <text:span text:style-name="T1">Asegurar la igualdad salarial</text:span></text:p>
      <text:p text:style-name="P2">- <text:span text:style-name="T1">Trabajar con proveedores locales</text:span></text:p>
      <text:p text:style-name="P2">- <text:span text:style-name="T1">Utilizar energías renovables</text:span></text:p>
      <text:p text:style-name="P2">- <text:span text:style-name="T1">Reciclar</text:span></text:p>
      <text:p text:style-name="P2">- <text:span text:style-name="T1">Reducir la huella de carbono</text:span></text:p>
      <text:p text:style-name="P2"/>
      <text:p text:style-name="P2"/>
      <text:p text:style-name="P2"/>
      <text:p text:style-name="P4">4. Contesta a las siguientes cuestiones:</text:p>
      <text:p text:style-name="P4"/>
      <text:p text:style-name="P4">1) Relaciona cada una de las metas que se han de alcanzar con su correspondiente objetivo</text:p>
      <text:p text:style-name="P4">de desarrollo sostenible.</text:p>
      <text:p text:style-name="P4"/>
      <text:p text:style-name="P5">Implantación de sistemas de protección social – ODS 1</text:p>
      <text:p text:style-name="P5">Poner fin al hambre – ODS 2</text:p>
      <text:p text:style-name="P5">Control del tabaco – ODS 3</text:p>
      <text:p text:style-name="P5"><text:soft-page-break/>Aumento de becas para enseñanza superior – ODS 4</text:p>
      <text:p text:style-name="P5">Reconocer el trabajo de cuidados y doméstico – ODS 5</text:p>
      <text:p text:style-name="P5">Implementar la gestión integral de recursos hídricos – ODS 6</text:p>
      <text:p text:style-name="P5">Aumento de las energías renovables – ODS7</text:p>
      <text:p text:style-name="P5">Protección de los derechos laborales y trabajo seguro – ODS 8</text:p>
      <text:p text:style-name="P5">Aumento del acceso a TIC e internet – ODS 9</text:p>
      <text:p text:style-name="P5">Adopción de políticas fiscales, salariales y de protección social – ODS 10</text:p>
      <text:p text:style-name="P5">Proporcionar el acceso a transporte público – ODS 11</text:p>
      <text:p text:style-name="P6">Gestión de desechos y productos químicos – ODS 12</text:p>
      <text:p text:style-name="P6">Fortalecimiento de la resiliencia y adaptación – ODS 13</text:p>
      <text:p text:style-name="P6">Prevención y reducción de la contaminación marina – ODS 14</text:p>
      <text:p text:style-name="P6">Aumento de recursos para gestión forestal – ODS 15</text:p>
      <text:p text:style-name="P6">Reducción de la corrupción y soborno – ODS 16</text:p>
      <text:p text:style-name="P6">Promoción de comercio multilateral universal – ODS 17</text:p>
      <text:p text:style-name="P4"/>
      <text:p text:style-name="P4"/>
      <text:p text:style-name="P4">2) ¿Qué medidas se podrían realizar dentro del sector profesional de la informática?</text:p>
      <text:p text:style-name="P4"/>
      <text:p text:style-name="P4">- <text:span text:style-name="T2">Hacer que los componentes tengan menos consumo energético</text:span></text:p>
      <text:p text:style-name="P4">- <text:span text:style-name="T2">Desarrollar platadormas de aprendizaje online accesibles para todos</text:span></text:p>
      <text:p text:style-name="P4">- <text:span text:style-name="T2">crear los componentes mas duraderos y no con obsolescencia programada para reducir la contaminació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09:55:38.684962211</meta:creation-date>
    <dc:date>2025-02-06T17:44:10.436830654</dc:date>
    <meta:editing-duration>PT14M4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45" meta:word-count="446" meta:character-count="2796" meta:non-whitespace-character-count="2378"/>
  </office:meta>
</office:document-meta>
</file>